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text-properties fo:color="#4472c4"/>
    </style:style>
    <style:style style:name="P3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4" style:family="paragraph" style:parent-style-name="Standard">
      <style:text-properties fo:color="#4472c4" fo:font-size="18pt" style:font-size-asian="18pt" style:font-size-complex="18pt"/>
    </style:style>
    <style:style style:name="P5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6" style:family="paragraph" style:parent-style-name="Standard">
      <style:text-properties fo:color="#4472c4" officeooo:paragraph-rsid="003d60e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onsolas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fo:language="en" fo:country="GB" style:font-name-complex="Calibri1"/>
    </style:style>
    <style:style style:name="P11" style:family="paragraph" style:parent-style-name="Standard">
      <style:text-properties fo:language="en" fo:country="GB" officeooo:paragraph-rsid="003d60ec"/>
    </style:style>
    <style:style style:name="P12" style:family="paragraph" style:parent-style-name="Standard">
      <style:text-properties officeooo:paragraph-rsid="002fbcf7"/>
    </style:style>
    <style:style style:name="P13" style:family="paragraph" style:parent-style-name="Standard">
      <style:text-properties fo:color="#000000" fo:font-size="11pt" fo:language="en" fo:country="GB" officeooo:paragraph-rsid="003d60ec" style:font-size-asian="11pt" style:font-size-complex="11pt"/>
    </style:style>
    <style:style style:name="P14" style:family="paragraph" style:parent-style-name="Standard">
      <style:text-properties fo:color="#0070c0" fo:font-size="14pt" fo:language="en" fo:country="GB" fo:font-weight="normal" officeooo:rsid="0009a28a" style:font-size-asian="14pt" style:font-weight-asian="normal" style:font-name-complex="Calibri1" style:font-size-complex="14pt" style:font-weight-complex="normal"/>
    </style:style>
    <style:style style:name="P15" style:family="paragraph" style:parent-style-name="Standard">
      <style:text-properties fo:color="#0070c0" fo:font-size="14pt" fo:language="en" fo:country="GB" officeooo:paragraph-rsid="002fbcf7" style:font-size-asian="14pt" style:font-size-complex="14pt"/>
    </style:style>
    <style:style style:name="P16" style:family="paragraph" style:parent-style-name="List_20_Paragraph">
      <style:text-properties fo:language="en" fo:country="GB"/>
    </style:style>
    <style:style style:name="P17" style:family="paragraph" style:parent-style-name="Standard">
      <style:paragraph-properties fo:margin-top="0cm" fo:margin-bottom="0cm" loext:contextual-spacing="false"/>
    </style:style>
    <style:style style:name="P18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19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20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21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25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32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37" style:family="paragraph" style:parent-style-name="Standard">
      <style:paragraph-properties fo:margin-top="0cm" fo:margin-bottom="0cm" loext:contextual-spacing="false"/>
      <style:text-properties officeooo:paragraph-rsid="003699ab"/>
    </style:style>
    <style:style style:name="P3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3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4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41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42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43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3699ab"/>
    </style:style>
    <style:style style:name="P44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45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46" style:family="paragraph" style:parent-style-name="Standard">
      <style:paragraph-properties fo:margin-left="0.614cm" fo:margin-right="0cm" fo:text-indent="-0.614cm" style:auto-text-indent="false"/>
    </style:style>
    <style:style style:name="P47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48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49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50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51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52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54" style:family="paragraph" style:parent-style-name="Standard">
      <style:text-properties fo:color="#4472c4" officeooo:paragraph-rsid="003d60ec"/>
    </style:style>
    <style:style style:name="P55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56" style:family="paragraph" style:parent-style-name="Standard">
      <style:paragraph-properties fo:margin-top="0cm" fo:margin-bottom="0cm" loext:contextual-spacing="false"/>
      <style:text-properties officeooo:paragraph-rsid="00434848"/>
    </style:style>
    <style:style style:name="P57" style:family="paragraph" style:parent-style-name="Standard">
      <style:paragraph-properties fo:margin-top="0cm" fo:margin-bottom="0cm" loext:contextual-spacing="false"/>
      <style:text-properties officeooo:rsid="00434848" officeooo:paragraph-rsid="00434848"/>
    </style:style>
    <style:style style:name="P58" style:family="paragraph" style:parent-style-name="List_20_Paragraph" style:list-style-name="WWNum10">
      <style:text-properties fo:language="en" fo:country="GB" fo:font-weight="bold" style:font-weight-asian="bold"/>
    </style:style>
    <style:style style:name="P59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60" style:family="paragraph">
      <loext:graphic-properties draw:fill="solid" draw:fill-color="#e8a202"/>
      <style:paragraph-properties fo:text-align="start"/>
      <style:text-properties fo:font-size="18pt"/>
    </style:style>
    <style:style style:name="P61" style:family="paragraph">
      <style:paragraph-properties fo:text-align="start"/>
    </style:style>
    <style:style style:name="T1" style:family="text">
      <style:text-properties officeooo:rsid="002de6d4"/>
    </style:style>
    <style:style style:name="T2" style:family="text">
      <style:text-properties fo:color="#000000"/>
    </style:style>
    <style:style style:name="T3" style:family="text">
      <style:text-properties fo:color="#000000" style:font-name="Consolas" fo:language="en" fo:country="GB"/>
    </style:style>
    <style:style style:name="T4" style:family="text">
      <style:text-properties fo:color="#000000" style:font-name="Consolas" fo:language="en" fo:country="GB" officeooo:rsid="00328946"/>
    </style:style>
    <style:style style:name="T5" style:family="text">
      <style:text-properties fo:color="#4472c4" fo:font-size="28pt" officeooo:rsid="002de6d4" style:font-size-asian="28pt" style:font-size-complex="28pt"/>
    </style:style>
    <style:style style:name="T6" style:family="text">
      <style:text-properties fo:color="#4472c4" fo:font-size="24pt" style:font-size-asian="24pt" style:font-size-complex="24pt"/>
    </style:style>
    <style:style style:name="T7" style:family="text">
      <style:text-properties fo:color="#4472c4" fo:font-size="24pt" officeooo:rsid="002de6d4" style:font-size-asian="24pt" style:font-size-complex="24pt"/>
    </style:style>
    <style:style style:name="T8" style:family="text">
      <style:text-properties fo:color="#4472c4" fo:font-size="18pt" style:font-size-asian="18pt" style:font-size-complex="18pt"/>
    </style:style>
    <style:style style:name="T9" style:family="text">
      <style:text-properties fo:color="#4472c4" fo:font-size="18pt" officeooo:rsid="002186af" style:font-size-asian="18pt" style:font-size-complex="18pt"/>
    </style:style>
    <style:style style:name="T10" style:family="text">
      <style:text-properties fo:color="#4472c4" fo:font-size="18pt" officeooo:rsid="0040d20c" style:font-size-asian="18pt" style:font-size-complex="18pt"/>
    </style:style>
    <style:style style:name="T11" style:family="text">
      <style:text-properties fo:color="#4472c4" fo:font-size="18pt" officeooo:rsid="00429a1b" style:font-size-asian="18pt" style:font-size-complex="18pt"/>
    </style:style>
    <style:style style:name="T12" style:family="text">
      <style:text-properties fo:color="#4472c4" fo:font-size="18pt" fo:language="en" fo:country="GB" style:font-size-asian="18pt" style:font-size-complex="18pt"/>
    </style:style>
    <style:style style:name="T13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14" style:family="text">
      <style:text-properties fo:color="#4472c4" fo:font-size="16pt" fo:font-weight="bold" style:font-size-asian="16pt" style:font-weight-asian="bold" style:font-size-complex="16pt"/>
    </style:style>
    <style:style style:name="T15" style:family="text">
      <style:text-properties fo:language="en" fo:country="GB"/>
    </style:style>
    <style:style style:name="T16" style:family="text">
      <style:text-properties fo:language="en" fo:country="GB" style:font-name-complex="Calibri1"/>
    </style:style>
    <style:style style:name="T17" style:family="text">
      <style:text-properties fo:language="en" fo:country="GB" officeooo:rsid="00328946" style:font-name-complex="Calibri1"/>
    </style:style>
    <style:style style:name="T18" style:family="text">
      <style:text-properties fo:language="en" fo:country="GB" officeooo:rsid="00342db2" style:font-name-complex="Calibri1"/>
    </style:style>
    <style:style style:name="T19" style:family="text">
      <style:text-properties fo:language="en" fo:country="GB" officeooo:rsid="002fbcf7" style:font-name-complex="Calibri1"/>
    </style:style>
    <style:style style:name="T20" style:family="text">
      <style:text-properties fo:language="en" fo:country="GB" officeooo:rsid="003699ab" style:font-name-complex="Calibri1"/>
    </style:style>
    <style:style style:name="T21" style:family="text">
      <style:text-properties fo:language="en" fo:country="GB" fo:font-weight="bold" style:font-weight-asian="bold"/>
    </style:style>
    <style:style style:name="T22" style:family="text">
      <style:text-properties fo:language="en" fo:country="GB" fo:font-weight="bold" style:font-weight-asian="bold" style:font-name-complex="Calibri1"/>
    </style:style>
    <style:style style:name="T23" style:family="text">
      <style:text-properties fo:language="en" fo:country="GB" fo:font-weight="bold" officeooo:rsid="00328946" style:font-weight-asian="bold" style:font-name-complex="Calibri1"/>
    </style:style>
    <style:style style:name="T24" style:family="text">
      <style:text-properties fo:language="en" fo:country="GB" fo:font-weight="bold" officeooo:rsid="00342db2" style:font-weight-asian="bold" style:font-name-complex="Calibri1"/>
    </style:style>
    <style:style style:name="T25" style:family="text">
      <style:text-properties fo:language="en" fo:country="GB" fo:font-weight="bold" officeooo:rsid="002fbcf7" style:font-weight-asian="bold" style:font-name-complex="Calibri1"/>
    </style:style>
    <style:style style:name="T26" style:family="text">
      <style:text-properties fo:language="en" fo:country="GB" fo:font-weight="bold" officeooo:rsid="003699ab" style:font-weight-asian="bold" style:font-name-complex="Calibri1"/>
    </style:style>
    <style:style style:name="T27" style:family="text">
      <style:text-properties fo:language="en" fo:country="GB" fo:font-weight="bold" officeooo:rsid="00237c9b" style:font-weight-asian="bold"/>
    </style:style>
    <style:style style:name="T28" style:family="text">
      <style:text-properties fo:language="en" fo:country="GB" fo:font-weight="bold" officeooo:rsid="002fbcf7" style:font-weight-asian="bold"/>
    </style:style>
    <style:style style:name="T29" style:family="text">
      <style:text-properties fo:language="en" fo:country="GB" fo:font-weight="bold" style:font-weight-asian="bold" style:font-weight-complex="bold"/>
    </style:style>
    <style:style style:name="T30" style:family="text">
      <style:text-properties fo:language="en" fo:country="GB" fo:font-weight="bold" officeooo:rsid="002fbcf7" style:font-weight-asian="bold" style:font-weight-complex="bold"/>
    </style:style>
    <style:style style:name="T31" style:family="text">
      <style:text-properties fo:language="en" fo:country="GB" fo:font-style="italic" style:font-style-asian="italic"/>
    </style:style>
    <style:style style:name="T32" style:family="text">
      <style:text-properties fo:language="en" fo:country="GB" fo:font-style="italic" style:font-style-asian="italic" style:font-name-complex="Calibri1"/>
    </style:style>
    <style:style style:name="T33" style:family="text">
      <style:text-properties fo:language="en" fo:country="GB" fo:font-style="italic" fo:font-weight="bold" style:font-style-asian="italic" style:font-weight-asian="bold"/>
    </style:style>
    <style:style style:name="T34" style:family="text">
      <style:text-properties fo:language="en" fo:country="GB" fo:font-style="italic" fo:font-weight="bold" style:font-style-asian="italic" style:font-weight-asian="bold" style:font-weight-complex="bold"/>
    </style:style>
    <style:style style:name="T35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36" style:family="text">
      <style:text-properties fo:language="en" fo:country="GB" officeooo:rsid="002fbcf7"/>
    </style:style>
    <style:style style:name="T37" style:family="text">
      <style:text-properties fo:color="#c00000" style:font-name="Consolas" fo:language="en" fo:country="GB"/>
    </style:style>
    <style:style style:name="T38" style:family="text">
      <style:text-properties fo:color="#c00000" style:font-name="Consolas" fo:language="en" fo:country="GB" officeooo:rsid="0030a918"/>
    </style:style>
    <style:style style:name="T39" style:family="text">
      <style:text-properties fo:color="#c00000" style:font-name="Consolas" fo:language="en" fo:country="GB" officeooo:rsid="00328946"/>
    </style:style>
    <style:style style:name="T40" style:family="text">
      <style:text-properties fo:color="#c00000" style:font-name="Consolas" fo:language="en" fo:country="GB" officeooo:rsid="00342db2"/>
    </style:style>
    <style:style style:name="T41" style:family="text">
      <style:text-properties fo:color="#c00000" style:font-name="Consolas" fo:language="en" fo:country="GB" officeooo:rsid="003699ab"/>
    </style:style>
    <style:style style:name="T42" style:family="text">
      <style:text-properties fo:color="#c00000" style:font-name="Consolas" fo:language="sk" fo:country="SK" officeooo:rsid="0030a918"/>
    </style:style>
    <style:style style:name="T43" style:family="text">
      <style:text-properties fo:color="#c00000" style:font-name="Consolas" fo:language="sk" fo:country="SK" officeooo:rsid="00328946"/>
    </style:style>
    <style:style style:name="T44" style:family="text">
      <style:text-properties style:font-name-complex="Calibri1"/>
    </style:style>
    <style:style style:name="T45" style:family="text">
      <style:text-properties officeooo:rsid="002fbcf7" style:font-name-complex="Calibri1"/>
    </style:style>
    <style:style style:name="T46" style:family="text">
      <style:text-properties style:font-name="Consolas"/>
    </style:style>
    <style:style style:name="T47" style:family="text">
      <style:text-properties style:font-name="Consolas" fo:language="en" fo:country="GB"/>
    </style:style>
    <style:style style:name="T48" style:family="text">
      <style:text-properties style:font-name="Consolas" fo:language="en" fo:country="GB" officeooo:rsid="00328946"/>
    </style:style>
    <style:style style:name="T49" style:family="text">
      <style:text-properties style:font-name="Consolas" fo:language="en" fo:country="GB" officeooo:rsid="00342db2"/>
    </style:style>
    <style:style style:name="T50" style:family="text">
      <style:text-properties style:font-name="Consolas" fo:language="en" fo:country="GB" officeooo:rsid="003699ab"/>
    </style:style>
    <style:style style:name="T51" style:family="text">
      <style:text-properties style:font-name="Consolas" fo:language="en" fo:country="GB" officeooo:rsid="00387694"/>
    </style:style>
    <style:style style:name="T52" style:family="text">
      <style:text-properties style:font-name="Consolas" fo:language="sk" fo:country="SK" officeooo:rsid="002fbcf7"/>
    </style:style>
    <style:style style:name="T53" style:family="text">
      <style:text-properties style:font-name="Consolas" fo:language="sk" fo:country="SK" officeooo:rsid="0030a918"/>
    </style:style>
    <style:style style:name="T54" style:family="text">
      <style:text-properties style:font-name="Consolas" fo:language="sk" fo:country="SK" officeooo:rsid="00328946"/>
    </style:style>
    <style:style style:name="T55" style:family="text">
      <style:text-properties style:font-name="Consolas" fo:language="sk" fo:country="SK" officeooo:rsid="00434848"/>
    </style:style>
    <style:style style:name="T56" style:family="text">
      <style:text-properties fo:color="#ed7d31" fo:language="en" fo:country="GB" fo:font-style="italic" style:font-style-asian="italic" style:font-name-complex="Calibri1"/>
    </style:style>
    <style:style style:name="T57" style:family="text">
      <style:text-properties fo:color="#ed7d31" fo:language="en" fo:country="GB" fo:font-style="italic" fo:font-weight="normal" officeooo:rsid="003699ab" style:font-style-asian="italic" style:font-weight-asian="normal" style:font-name-complex="Calibri1" style:font-weight-complex="normal"/>
    </style:style>
    <style:style style:name="T58" style:family="text">
      <style:text-properties fo:color="#ed7d31" fo:language="en" fo:country="GB" fo:font-weight="bold" style:font-weight-asian="bold" style:font-name-complex="Calibri1"/>
    </style:style>
    <style:style style:name="T59" style:family="text">
      <style:text-properties fo:color="#ed7d31" fo:language="en" fo:country="GB" fo:font-weight="bold" officeooo:rsid="00328946" style:font-weight-asian="bold" style:font-name-complex="Calibri1"/>
    </style:style>
    <style:style style:name="T60" style:family="text">
      <style:text-properties fo:color="#ed7d31" fo:language="en" fo:country="GB" fo:font-weight="bold" officeooo:rsid="002fbcf7" style:font-weight-asian="bold" style:font-name-complex="Calibri1"/>
    </style:style>
    <style:style style:name="T61" style:family="text">
      <style:text-properties fo:color="#ed7d31" fo:language="en" fo:country="GB" style:font-name-complex="Calibri1"/>
    </style:style>
    <style:style style:name="T62" style:family="text">
      <style:text-properties fo:color="#ed7d31" fo:language="sk" fo:country="SK" fo:font-style="italic" fo:font-weight="normal" style:font-style-asian="italic" style:font-weight-asian="normal" style:font-name-complex="Calibri1" style:font-weight-complex="normal"/>
    </style:style>
    <style:style style:name="T63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64" style:family="text">
      <style:text-properties fo:color="#00b0f0" fo:language="en" fo:country="GB" fo:font-weight="bold" style:font-weight-asian="bold" style:font-name-complex="Calibri1"/>
    </style:style>
    <style:style style:name="T65" style:family="text">
      <style:text-properties fo:color="#92d050" style:font-name-complex="Calibri1"/>
    </style:style>
    <style:style style:name="T66" style:family="text">
      <style:text-properties fo:color="#92d050" style:font-name="Consolas" fo:language="en" fo:country="GB" officeooo:rsid="00328946"/>
    </style:style>
    <style:style style:name="T67" style:family="text">
      <style:text-properties fo:color="#92d050" style:font-name="Consolas" fo:language="en" fo:country="GB" officeooo:rsid="00332b48"/>
    </style:style>
    <style:style style:name="T68" style:family="text">
      <style:text-properties fo:color="#0070c0" style:font-name="Consolas" fo:language="en" fo:country="GB" fo:font-style="italic" style:font-style-asian="italic"/>
    </style:style>
    <style:style style:name="T69" style:family="text">
      <style:text-properties fo:color="#0070c0" fo:font-size="14pt" fo:language="en" fo:country="GB" style:font-size-asian="14pt" style:font-size-complex="14pt"/>
    </style:style>
    <style:style style:name="T70" style:family="text">
      <style:text-properties fo:color="#0070c0" fo:font-size="14pt" fo:language="en" fo:country="GB" officeooo:rsid="002fbcf7" style:font-size-asian="14pt" style:font-size-complex="14pt"/>
    </style:style>
    <style:style style:name="T71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72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73" style:family="text">
      <style:text-properties fo:color="#0070c0" fo:font-size="14pt" style:font-size-asian="14pt" style:font-size-complex="14pt"/>
    </style:style>
    <style:style style:name="T74" style:family="text">
      <style:text-properties fo:color="#0070c0" fo:font-size="14pt" officeooo:rsid="002fbcf7" style:font-size-asian="14pt" style:font-size-complex="14pt"/>
    </style:style>
    <style:style style:name="T75" style:family="text">
      <style:text-properties fo:color="#0070c0" fo:font-size="14pt" fo:language="sk" fo:country="SK" officeooo:rsid="002fbcf7" style:font-size-asian="14pt" style:font-size-complex="14pt"/>
    </style:style>
    <style:style style:name="T76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77" style:family="text">
      <style:text-properties fo:color="#538135" style:font-name="Consolas"/>
    </style:style>
    <style:style style:name="T78" style:family="text">
      <style:text-properties fo:color="#538135" style:font-name="Consolas" fo:language="en" fo:country="GB"/>
    </style:style>
    <style:style style:name="T79" style:family="text">
      <style:text-properties fo:color="#538135" fo:language="en" fo:country="GB" style:font-name-complex="Calibri1"/>
    </style:style>
    <style:style style:name="T80" style:family="text">
      <style:text-properties fo:color="#538135" style:font-name-complex="Calibri1"/>
    </style:style>
    <style:style style:name="T81" style:family="text">
      <style:text-properties fo:font-style="italic" style:font-style-asian="italic"/>
    </style:style>
    <style:style style:name="T82" style:family="text">
      <style:text-properties fo:font-style="italic" fo:font-weight="bold" style:font-style-asian="italic" style:font-weight-asian="bold"/>
    </style:style>
    <style:style style:name="T83" style:family="text">
      <style:text-properties fo:font-weight="bold" style:font-weight-asian="bold"/>
    </style:style>
    <style:style style:name="T84" style:family="text">
      <style:text-properties fo:font-weight="bold" officeooo:rsid="003d60ec" style:font-weight-asian="bold"/>
    </style:style>
    <style:style style:name="T85" style:family="text">
      <style:text-properties fo:language="sk" fo:country="SK" style:font-name-complex="Calibri1"/>
    </style:style>
    <style:style style:name="T86" style:family="text">
      <style:text-properties fo:language="sk" fo:country="SK" officeooo:rsid="00328946" style:font-name-complex="Calibri1"/>
    </style:style>
    <style:style style:name="T87" style:family="text">
      <style:text-properties fo:language="sk" fo:country="SK" officeooo:rsid="003699ab" style:font-name-complex="Calibri1"/>
    </style:style>
    <style:style style:name="T88" style:family="text">
      <style:text-properties fo:language="sk" fo:country="SK" fo:font-weight="bold" style:font-weight-asian="bold" style:font-name-complex="Calibri1"/>
    </style:style>
    <style:style style:name="T89" style:family="text">
      <style:text-properties fo:language="sk" fo:country="SK" fo:font-weight="bold" officeooo:rsid="002fbcf7" style:font-weight-asian="bold" style:font-name-complex="Calibri1"/>
    </style:style>
    <style:style style:name="T90" style:family="text">
      <style:text-properties fo:language="sk" fo:country="SK" fo:font-weight="bold" officeooo:rsid="00328946" style:font-weight-asian="bold" style:font-name-complex="Calibri1"/>
    </style:style>
    <style:style style:name="T91" style:family="text">
      <style:text-properties fo:language="sk" fo:country="SK" fo:font-weight="bold" officeooo:rsid="00434848" style:font-weight-asian="bold" style:font-name-complex="Calibri1"/>
    </style:style>
    <style:style style:name="T92" style:family="text">
      <style:text-properties fo:language="sk" fo:country="SK" fo:font-weight="bold" officeooo:rsid="00237c9b" style:font-weight-asian="bold"/>
    </style:style>
    <style:style style:name="T93" style:family="text">
      <style:text-properties fo:language="sk" fo:country="SK" officeooo:rsid="002de6d4"/>
    </style:style>
    <style:style style:name="T94" style:family="text">
      <style:text-properties fo:language="sk" fo:country="SK" officeooo:rsid="003d60ec"/>
    </style:style>
    <style:style style:name="T95" style:family="text">
      <style:text-properties fo:language="sk" fo:country="SK" officeooo:rsid="003e9418"/>
    </style:style>
    <style:style style:name="T96" style:family="text">
      <style:text-properties officeooo:rsid="002fbcf7"/>
    </style:style>
    <style:style style:name="T97" style:family="text">
      <style:text-properties fo:font-size="16pt" fo:language="sk" fo:country="SK" fo:font-weight="bold" officeooo:rsid="003d60ec" style:font-size-asian="16pt" style:font-weight-asian="bold" style:font-size-complex="16pt"/>
    </style:style>
    <style:style style:name="T98" style:family="text">
      <style:text-properties fo:font-size="16pt" fo:language="en" fo:country="GB" fo:font-weight="bold" style:font-size-asian="16pt" style:font-weight-asian="bold" style:font-size-complex="16pt"/>
    </style:style>
    <style:style style:name="T99" style:family="text">
      <style:text-properties fo:font-size="18pt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7"><text:span text:style-name="T5">osTicket</text:span><text:span text:style-name="T6"><text:line-break/>popis API rozhrania </text:span><text:span text:style-name="T7">pre generovanie formulárov</text:span></text:p>
      <text:p text:style-name="P3"/>
      <text:p text:style-name="P7"><text:span text:style-name="T8">ver. </text:span><text:span text:style-name="T10">1</text:span><text:span text:style-name="T8">.</text:span><text:span text:style-name="T11">2</text:span><text:span text:style-name="T8">.</text:span><text:span text:style-name="T9">0</text:span></text:p>
      <text:p text:style-name="P4"/>
      <text:p text:style-name="P4"/>
      <text:p text:style-name="Standard"><text:span text:style-name="T8">Vysvetlivky</text:span><text:span text:style-name="T12">:</text:span></text:p>
      <text:p text:style-name="Standard"><text:span text:style-name="T37">&lt;nazov_premennej&gt; </text:span><text:span text:style-name="T16">- označenie premenn</text:span><text:span text:style-name="T44">ej</text:span><text:span text:style-name="T46"><text:line-break/></text:span><text:span text:style-name="T56">typ</text:span><text:span text:style-name="T37"> </text:span><text:span text:style-name="T16">- označenie dátového typu<text:line-break/></text:span><text:span text:style-name="T64">hodnota </text:span><text:span text:style-name="T16">– dostupn</text:span><text:span text:style-name="T44">á hodnota<text:line-break/></text:span><text:span text:style-name="T65">[] </text:span><text:span text:style-name="T16">– volite</text:span><text:span text:style-name="T44">ľná hodnota</text:span></text:p>
      <text:p text:style-name="P8"/>
      <text:p text:style-name="P8"/>
      <text:p text:style-name="P4">Popis API rozhrania</text:p>
      <text:p text:style-name="Standard">Klient <text:span text:style-name="T15">(aplik</text:span>ácia<text:span text:style-name="T15">) kontaktuje server (api.</text:span><text:span text:style-name="T93">xxxxxx</text:span><text:span text:style-name="T15">.</text:span><text:span text:style-name="T93">com</text:span><text:span text:style-name="T15">) s po</text:span>žiadavkou o <text:span text:style-name="T1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">či</text:span> má oprávnenie pristupovať k api rozhraniu. Ak systém vyhodnotí požiadavku ako oprávnenú vygeneruje access_id ktoré odošle vo formáte jSON v odpovedi na požiadavku klienta. Access_id má obmedzenú časovú platnosť <text:span text:style-name="T15">(štandardne 1800 sek</text:span>únd<text:span text:style-name="T15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15"> a všetky prenášané dáta sú jSON objekty. Pre potreby tejto dokumentácie je štandardný pár </text:span><text:span text:style-name="T68">name:value </text:span><text:soft-page-break/><text:span text:style-name="T16">popisovan</text:span><text:span text:style-name="T44">ý ako key:value. Z interných dôvodov sú všetky kľúče </text:span><text:span text:style-name="T16">(key</text:span><text:span text:style-name="T44">s) v komunikácii klient </text:span><text:span text:style-name="T16">&gt; server</text:span><text:span text:style-name="T44"> nahrádzané znakmi abecey podľa tabuľky nižšie</text:span><text:span text:style-name="T16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26">originálny kľúč</text:p>
          </table:table-cell>
          <table:table-cell table:style-name="Tabuľka1.A1" office:value-type="string">
            <text:p text:style-name="P24">nahradený kľúč</text:p>
          </table:table-cell>
        </table:table-row>
        <table:table-row table:style-name="Tabuľka1.1">
          <table:table-cell table:style-name="Tabuľka1.A2" office:value-type="string">
            <text:p text:style-name="P27">request</text:p>
          </table:table-cell>
          <table:table-cell table:style-name="Tabuľka1.A2" office:value-type="string">
            <text:p text:style-name="P23">a</text:p>
          </table:table-cell>
        </table:table-row>
        <table:table-row table:style-name="Tabuľka1.1">
          <table:table-cell table:style-name="Tabuľka1.A1" office:value-type="string">
            <text:p text:style-name="P27">application id</text:p>
          </table:table-cell>
          <table:table-cell table:style-name="Tabuľka1.A1" office:value-type="string">
            <text:p text:style-name="P23">b</text:p>
          </table:table-cell>
        </table:table-row>
        <table:table-row table:style-name="Tabuľka1.1">
          <table:table-cell table:style-name="Tabuľka1.A1" office:value-type="string">
            <text:p text:style-name="P27">public_key</text:p>
          </table:table-cell>
          <table:table-cell table:style-name="Tabuľka1.A1" office:value-type="string">
            <text:p text:style-name="P23">c</text:p>
          </table:table-cell>
        </table:table-row>
        <table:table-row table:style-name="Tabuľka1.1">
          <table:table-cell table:style-name="Tabuľka1.A1" office:value-type="string">
            <text:p text:style-name="P27">hash</text:p>
          </table:table-cell>
          <table:table-cell table:style-name="Tabuľka1.A1" office:value-type="string">
            <text:p text:style-name="P23">d</text:p>
          </table:table-cell>
        </table:table-row>
        <table:table-row table:style-name="Tabuľka1.1">
          <table:table-cell table:style-name="Tabuľka1.A1" office:value-type="string">
            <text:p text:style-name="P28">access_id</text:p>
          </table:table-cell>
          <table:table-cell table:style-name="Tabuľka1.A1" office:value-type="string">
            <text:p text:style-name="P23">e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3">f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3">g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3">h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3">i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3">j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3">k</text:p>
          </table:table-cell>
        </table:table-row>
        <table:table-row table:style-name="Tabuľka1.1">
          <table:table-cell table:style-name="Tabuľka1.A1" office:value-type="string">
            <text:p text:style-name="P30">-rezervované-</text:p>
          </table:table-cell>
          <table:table-cell table:style-name="Tabuľka1.A1" office:value-type="string">
            <text:p text:style-name="P23">l</text:p>
          </table:table-cell>
        </table:table-row>
        <table:table-row table:style-name="Tabuľka1.1">
          <table:table-cell table:style-name="Tabuľka1.A1" office:value-type="string">
            <text:p text:style-name="P30">-rezervované-</text:p>
          </table:table-cell>
          <table:table-cell table:style-name="Tabuľka1.A1" office:value-type="string">
            <text:p text:style-name="P23">m</text:p>
          </table:table-cell>
        </table:table-row>
        <table:table-row table:style-name="Tabuľka1.1">
          <table:table-cell table:style-name="Tabuľka1.A1" office:value-type="string">
            <text:p text:style-name="P30">-rezervované-</text:p>
          </table:table-cell>
          <table:table-cell table:style-name="Tabuľka1.A1" office:value-type="string">
            <text:p text:style-name="P23">n</text:p>
          </table:table-cell>
        </table:table-row>
        <table:table-row table:style-name="Tabuľka1.1">
          <table:table-cell table:style-name="Tabuľka1.A1" office:value-type="string">
            <text:p text:style-name="P30">-rezervované-</text:p>
          </table:table-cell>
          <table:table-cell table:style-name="Tabuľka1.A1" office:value-type="string">
            <text:p text:style-name="P23">o</text:p>
          </table:table-cell>
        </table:table-row>
        <table:table-row table:style-name="Tabuľka1.1">
          <table:table-cell table:style-name="Tabuľka1.A1" office:value-type="string">
            <text:p text:style-name="P30">-rezervované-</text:p>
          </table:table-cell>
          <table:table-cell table:style-name="Tabuľka1.A1" office:value-type="string">
            <text:p text:style-name="P23">p</text:p>
          </table:table-cell>
        </table:table-row>
        <table:table-row table:style-name="Tabuľka1.1">
          <table:table-cell table:style-name="Tabuľka1.A1" office:value-type="string">
            <text:p text:style-name="P30">-rezervované-</text:p>
          </table:table-cell>
          <table:table-cell table:style-name="Tabuľka1.A1" office:value-type="string">
            <text:p text:style-name="P23">q</text:p>
          </table:table-cell>
        </table:table-row>
        <table:table-row table:style-name="Tabuľka1.1">
          <table:table-cell table:style-name="Tabuľka1.A1" office:value-type="string">
            <text:p text:style-name="P29">pramaeter 1</text:p>
          </table:table-cell>
          <table:table-cell table:style-name="Tabuľka1.A1" office:value-type="string">
            <text:p text:style-name="P23">r</text:p>
          </table:table-cell>
        </table:table-row>
        <table:table-row table:style-name="Tabuľka1.1">
          <table:table-cell table:style-name="Tabuľka1.A1" office:value-type="string">
            <text:p text:style-name="P29">pramaeter 2</text:p>
          </table:table-cell>
          <table:table-cell table:style-name="Tabuľka1.A1" office:value-type="string">
            <text:p text:style-name="P23">s</text:p>
          </table:table-cell>
        </table:table-row>
        <table:table-row table:style-name="Tabuľka1.1">
          <table:table-cell table:style-name="Tabuľka1.A1" office:value-type="string">
            <text:p text:style-name="P29">pramaeter 3</text:p>
          </table:table-cell>
          <table:table-cell table:style-name="Tabuľka1.A1" office:value-type="string">
            <text:p text:style-name="P23">t</text:p>
          </table:table-cell>
        </table:table-row>
        <table:table-row table:style-name="Tabuľka1.1">
          <table:table-cell table:style-name="Tabuľka1.A1" office:value-type="string">
            <text:p text:style-name="P29">pramaeter 4</text:p>
          </table:table-cell>
          <table:table-cell table:style-name="Tabuľka1.A1" office:value-type="string">
            <text:p text:style-name="P23">u</text:p>
          </table:table-cell>
        </table:table-row>
        <table:table-row table:style-name="Tabuľka1.1">
          <table:table-cell table:style-name="Tabuľka1.A1" office:value-type="string">
            <text:p text:style-name="P29">pramaeter 5</text:p>
          </table:table-cell>
          <table:table-cell table:style-name="Tabuľka1.A1" office:value-type="string">
            <text:p text:style-name="P23">v</text:p>
          </table:table-cell>
        </table:table-row>
        <table:table-row table:style-name="Tabuľka1.1">
          <table:table-cell table:style-name="Tabuľka1.A1" office:value-type="string">
            <text:p text:style-name="P29">pramaeter 6</text:p>
          </table:table-cell>
          <table:table-cell table:style-name="Tabuľka1.A1" office:value-type="string">
            <text:p text:style-name="P23">w</text:p>
          </table:table-cell>
        </table:table-row>
        <table:table-row table:style-name="Tabuľka1.1">
          <table:table-cell table:style-name="Tabuľka1.A1" office:value-type="string">
            <text:p text:style-name="P29">pramaeter 7</text:p>
          </table:table-cell>
          <table:table-cell table:style-name="Tabuľka1.A1" office:value-type="string">
            <text:p text:style-name="P23">x</text:p>
          </table:table-cell>
        </table:table-row>
        <table:table-row table:style-name="Tabuľka1.1">
          <table:table-cell table:style-name="Tabuľka1.A1" office:value-type="string">
            <text:p text:style-name="P29">pramaeter 8</text:p>
          </table:table-cell>
          <table:table-cell table:style-name="Tabuľka1.A1" office:value-type="string">
            <text:p text:style-name="P23">y</text:p>
          </table:table-cell>
        </table:table-row>
        <table:table-row table:style-name="Tabuľka1.1">
          <table:table-cell table:style-name="Tabuľka1.A1" office:value-type="string">
            <text:p text:style-name="P29">pramaeter 5</text:p>
          </table:table-cell>
          <table:table-cell table:style-name="Tabuľka1.A1" office:value-type="string">
            <text:p text:style-name="P23">z</text:p>
          </table:table-cell>
        </table:table-row>
      </table:table>
      <text:p text:style-name="P10"/>
      <text:p text:style-name="P10"/>
      <text:p text:style-name="Standard">Klient kontaktuje server na url adrese https<text:span text:style-name="T15">://api.</text:span><text:span text:style-name="T36">xxxxx</text:span><text:span text:style-name="T15">.</text:span><text:span text:style-name="T36">com</text:span><text:span text:style-name="T15">/</text:span> Ako už bolo spomenuté pred samotným zaslaním požiadavky na server musí klient najskôr obdržať zo server access ID, ktoré má štandardne obmedzenú platnosť 1800 sekúnd a pomocou ktorého môže následne klient posielať na server požiadavky. Na komunikáciu so serverom používa klient dve URL adresy<text:span text:style-name="T15">:</text:span></text:p>
      <text:list xml:id="list1103312538" text:style-name="WWNum10">
        <text:list-item>
          <text:p text:style-name="P58">https://api.<text:span text:style-name="T96">xxxxxx</text:span>.<text:span text:style-name="T96">com</text:span>/hi</text:p>
        </text:list-item>
        <text:list-item>
          <text:p text:style-name="P59">https://api.<text:span text:style-name="T96">xxxxxx</text:span>.<text:span text:style-name="T96">com</text:span>/process</text:p>
        </text:list-item>
      </text:list>
      <text:p text:style-name="P16"/>
      <text:p text:style-name="P12"><text:span text:style-name="T15">URL adresa: </text:span><text:span text:style-name="T21">https://api.</text:span><text:span text:style-name="T28">xxxxxx</text:span><text:span text:style-name="T21">.</text:span><text:span text:style-name="T28">com</text:span><text:span text:style-name="T21">/hi </text:span><text:span text:style-name="T15">sl</text:span>úži výhradne na autorizáciu a vyžiadanie access ID zo servera pre ďalšiu komunikáciu so serverom</text:p>
      <text:p text:style-name="P12"><text:span text:style-name="T15">URL adresa: </text:span><text:span text:style-name="T21">https://api.</text:span><text:span text:style-name="T92">v</text:span><text:span text:style-name="T28">xxxxxx</text:span><text:span text:style-name="T27">.</text:span><text:span text:style-name="T28">com</text:span><text:span text:style-name="T21">/process </text:span><text:span text:style-name="T15">sl</text:span>úži na zasielanie požiadaviek na server</text:p>
      <text:p text:style-name="Standard"/>
      <text:p text:style-name="P12"><text:soft-page-break/><text:span text:style-name="T15">Príklad komunikácie:<text:line-break/>Nasledovný jSON objekt je zaslaný na URL adresu </text:span><text:span text:style-name="T29">https://api.</text:span><text:span text:style-name="T30">xxxxxx</text:span><text:span text:style-name="T29">.</text:span><text:span text:style-name="T30">com</text:span><text:span text:style-name="T29">/hi</text:span></text:p>
      <text:p text:style-name="P18">{</text:p>
      <text:p text:style-name="P18"><text:s text:c="4"/>"b":9152977138,</text:p>
      <text:p text:style-name="P18"><text:s text:c="4"/>"c":"123456789012345678901234567890AB",</text:p>
      <text:p text:style-name="P18"><text:s text:c="4"/>"d":"cb6415e7d4c2651fade2284591d7f2cbdd8289c7716346906fe3bdf162842ca2"</text:p>
      <text:p text:style-name="P18">}</text:p>
      <text:p text:style-name="P18"/>
      <text:p text:style-name="P12"><text:span text:style-name="T31">Popis:<text:line-break/>klient s application ID (</text:span><text:span text:style-name="T32">"b":9152977138</text:span><text:span text:style-name="T31">) posiela na server po</text:span><text:span text:style-name="T81">žiadavku formátovanú ako jSON object cez POST request na URL adresu </text:span><text:span text:style-name="T82">https</text:span><text:span text:style-name="T33">://api.</text:span><text:span text:style-name="T35">xxxxxx</text:span><text:span text:style-name="T34">.</text:span><text:span text:style-name="T35">com</text:span><text:span text:style-name="T33">/hi<text:line-break/>"c":"123456789012345678901234567890AB"</text:span><text:span text:style-name="T31"> je public key, ktor</text:span><text:span text:style-name="T81">ý klient vygeneroval a </text:span><text:span text:style-name="T82">"d":"cb6415e7d4c2651fade2284591d7f2cbdd8289c7716346906fe3bdf162842ca2" </text:span><text:span text:style-name="T81">je sha256 hash, ktorý je vypočítaný nasledovne</text:span><text:span text:style-name="T31">: </text:span></text:p>
      <text:p text:style-name="P7"><text:span text:style-name="T78">hash('sha256',priv</text:span><text:span text:style-name="T77">átny kľúč + application ID + verejný kľúč</text:span><text:span text:style-name="T78">)</text:span></text:p>
      <text:p text:style-name="P9">Server vráti odpoveď vo formáte jSON:</text:p>
      <text:p text:style-name="P18">{</text:p>
      <text:p text:style-name="P18"><text:s text:c="4"/>"app_id": "9152977138",</text:p>
      <text:p text:style-name="P18"><text:s text:c="4"/>"result": 1,</text:p>
      <text:p text:style-name="P18"><text:s text:c="4"/>"result_text": "communication accepted",</text:p>
      <text:p text:style-name="P18"><text:s text:c="4"/>"access_id": "5c0b8d0199ee57_82911817",</text:p>
      <text:p text:style-name="P18"><text:s text:c="4"/>"timestamp": "2018-12-08 10:21:05",</text:p>
      <text:p text:style-name="P18"><text:s text:c="4"/>"valid_window": 1800</text:p>
      <text:p text:style-name="P18">}</text:p>
      <text:p text:style-name="Standard"><text:span text:style-name="T31">Popis:<text:line-break/>server akceptoval komunik</text:span><text:span text:style-name="T81">áciu</text:span><text:span text:style-name="T31"> (“result”:1) a vr</text:span><text:span text:style-name="T81">átil vygenerované access_id</text:span><text:span text:style-name="T31"> ("access_id": "5c0b8d0199ee57_82911817”). Hodnota “valid_window” u</text:span><text:span text:style-name="T81">rčuje platnosť access_id v sekundách</text:span><text:span text:style-name="T31"> (od </text:span><text:span text:style-name="T81">času vygenerovanie access_id –</text:span><text:span text:style-name="T31">&gt;</text:span><text:span text:style-name="T81"> hodnota timestamp</text:span><text:span text:style-name="T31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8">Špecifikácia komunikácie </text:span><text:span text:style-name="T12">(po</text:span><text:span text:style-name="T8">žiadaviek a odpovedí</text:span><text:span text:style-name="T12">)</text:span></text:p>
      <text:p text:style-name="Standard"><text:span text:style-name="T13">A - Inicializ</text:span><text:span text:style-name="T14">ácia komunikácie</text:span></text:p>
      <text:p text:style-name="P12">url: <text:span text:style-name="T83">https://api.</text:span><text:span text:style-name="T30">xxxxxx</text:span><text:span text:style-name="T29">.</text:span><text:span text:style-name="T30">com</text:span><text:span text:style-name="T83">/hi</text:span></text:p>
      <text:p text:style-name="Standard">požiadavka<text:span text:style-name="T15">:</text:span></text:p>
      <text:p text:style-name="P39">{</text:p>
      <text:p text:style-name="P38"><text:span text:style-name="T47"><text:s text:c="3"/>"b": "</text:span><text:span text:style-name="T37">&lt;application_id&gt;</text:span><text:span text:style-name="T47">",</text:span></text:p>
      <text:p text:style-name="P17"><text:span text:style-name="T47"><text:s text:c="3"/>"c": "</text:span><text:span text:style-name="T37">&lt;public_key&gt;</text:span><text:span text:style-name="T47">", </text:span></text:p>
      <text:p text:style-name="P42"><text:span text:style-name="T47">"d": "</text:span><text:span text:style-name="T37">&lt;hash&gt;</text:span><text:span text:style-name="T47">"</text:span></text:p>
      <text:p text:style-name="P20">}</text:p>
      <text:p text:style-name="P20"/>
      <text:p text:style-name="P17"><text:span text:style-name="T22">application_id – </text:span><text:span text:style-name="T56">string</text:span><text:span text:style-name="T58"> </text:span><text:span text:style-name="T16">– pridelen</text:span><text:span text:style-name="T44">é application ID</text:span></text:p>
      <text:p text:style-name="P17"><text:span text:style-name="T22">public_key – </text:span><text:span text:style-name="T56">string</text:span><text:span text:style-name="T61"> </text:span><text:span text:style-name="T16">– klientom vygenerovaný náhodný 32 znakový reťazec </text:span></text:p>
      <text:p text:style-name="P17"><text:span text:style-name="T22">hash – </text:span><text:span text:style-name="T56">string</text:span><text:span text:style-name="T58"> </text:span><text:span text:style-name="T16">– vypočítaný sha256 hash z reťazca, ktorý vznikne spojením privátneho kľúča, aplikačného ID a verejného kľúča</text:span></text:p>
      <text:p text:style-name="P44"/>
      <text:p text:style-name="P17"><text:span text:style-name="T79">Pr</text:span><text:span text:style-name="T80">íklad</text:span><text:span text:style-name="T79">:</text:span></text:p>
      <text:p text:style-name="P19"/>
      <text:p text:style-name="P18">{</text:p>
      <text:p text:style-name="P18"><text:s text:c="4"/>"b":"9152977138",</text:p>
      <text:p text:style-name="P18"><text:s text:c="4"/>"c":"123456789012345678901234567890AB",</text:p>
      <text:p text:style-name="P18"><text:s text:c="4"/>"d":"cb6415e7d4c2651fade2284591d7f2cbdd8289c7716346906fe3bdf162842ca2"</text:p>
      <text:p text:style-name="P18">}</text:p>
      <text:p text:style-name="P2"/>
      <text:p text:style-name="P46">odpoveď<text:span text:style-name="T15">:</text:span></text:p>
      <text:p text:style-name="P48">{</text:p>
      <text:p text:style-name="P47"><text:span text:style-name="T47"><text:s text:c="3"/>"app_id": "</text:span><text:span text:style-name="T37">&lt;application_id&gt;</text:span><text:span text:style-name="T47">",</text:span></text:p>
      <text:p text:style-name="P47"><text:span text:style-name="T47"><text:s text:c="3"/>"result": </text:span><text:span text:style-name="T37">&lt;result&gt;</text:span><text:span text:style-name="T47">, </text:span></text:p>
      <text:p text:style-name="P49"><text:span text:style-name="T47">"result_text": "</text:span><text:span text:style-name="T37">&lt;result_text&gt;</text:span><text:span text:style-name="T47">",</text:span></text:p>
      <text:p text:style-name="P49"><text:span text:style-name="T47">"access_id": "</text:span><text:span text:style-name="T37">&lt;access_id&gt;</text:span><text:span text:style-name="T47">",</text:span></text:p>
      <text:p text:style-name="P49"><text:span text:style-name="T47">"</text:span> <text:span text:style-name="T47">timestamp": "</text:span><text:span text:style-name="T37">&lt;timestamp&gt;</text:span><text:span text:style-name="T47">",</text:span></text:p>
      <text:p text:style-name="P49"><text:span text:style-name="T47">"</text:span> <text:span text:style-name="T47">valid_window ": </text:span><text:span text:style-name="T37">&lt;valid_window&gt;</text:span></text:p>
      <text:p text:style-name="P48">}</text:p>
      <text:p text:style-name="P51"/>
      <text:p text:style-name="P17"><text:span text:style-name="T22">application_id – </text:span><text:span text:style-name="T56">string</text:span><text:span text:style-name="T58"> </text:span><text:span text:style-name="T16">– pridelen</text:span><text:span text:style-name="T44">é application ID</text:span></text:p>
      <text:p text:style-name="P52"><text:span text:style-name="T22">result – </text:span><text:span text:style-name="T56">integer</text:span><text:span text:style-name="T58"> </text:span><text:span text:style-name="T16">– výsledok operácie:</text:span></text:p>
      <text:p text:style-name="P50"><text:span text:style-name="T64">1</text:span><text:span text:style-name="T22"> </text:span><text:span text:style-name="T16">– komunikácia povolená</text:span></text:p>
      <text:p text:style-name="P50"><text:span text:style-name="T64">0</text:span><text:span text:style-name="T22"> </text:span><text:span text:style-name="T44">– komunikácia odmietnutá</text:span></text:p>
      <text:p text:style-name="P52"><text:span text:style-name="T22">result_text – </text:span><text:span text:style-name="T56">string</text:span><text:span text:style-name="T58"> </text:span><text:span text:style-name="T16">– popis v</text:span><text:span text:style-name="T44">ýsledku</text:span></text:p>
      <text:p text:style-name="P52"><text:span text:style-name="T22">access_id – </text:span><text:span text:style-name="T56">string</text:span><text:span text:style-name="T58"> </text:span><text:span text:style-name="T16">– serverom vygenerovaný a pridelený access ID</text:span></text:p>
      <text:p text:style-name="P52"><text:span text:style-name="T22">timestamp – </text:span><text:span text:style-name="T56">string </text:span><text:span text:style-name="T16">– dátum a čas vygenerovania access ID</text:span></text:p>
      <text:p text:style-name="P52"><text:span text:style-name="T22">valid_window – </text:span><text:span text:style-name="T56">integer</text:span><text:span text:style-name="T16"> – dĺžka platnosti access ID</text:span></text:p>
      <text:p text:style-name="P45"><text:soft-page-break/></text:p>
      <text:p text:style-name="P17"><text:span text:style-name="T79">Pr</text:span><text:span text:style-name="T80">íklad </text:span><text:span text:style-name="T79">(komunik</text:span><text:span text:style-name="T80">ácia povolená</text:span><text:span text:style-name="T79">):</text:span></text:p>
      <text:p text:style-name="P19"/>
      <text:p text:style-name="P18">{</text:p>
      <text:p text:style-name="P18"><text:s text:c="4"/>"app_id": 9152977138,</text:p>
      <text:p text:style-name="P18"><text:s text:c="4"/>"result": 1,</text:p>
      <text:p text:style-name="P18"><text:s text:c="4"/>"result_text": "komunikácia povolená",</text:p>
      <text:p text:style-name="P18"><text:s text:c="4"/>"access_id": "5c0b8d0199ee57_82911817",</text:p>
      <text:p text:style-name="P18"><text:s text:c="4"/>"timestamp": "2018-12-08 10:21:05",</text:p>
      <text:p text:style-name="P18"><text:s text:c="4"/>"valid_window": 1800</text:p>
      <text:p text:style-name="P18">}</text:p>
      <text:p text:style-name="P2"/>
      <text:p text:style-name="P17"><text:span text:style-name="T79">Pr</text:span><text:span text:style-name="T80">íklad </text:span><text:span text:style-name="T79">(komunik</text:span><text:span text:style-name="T80">ácia odmietnutá</text:span><text:span text:style-name="T79">):</text:span></text:p>
      <text:p text:style-name="P19"/>
      <text:p text:style-name="P18">{</text:p>
      <text:p text:style-name="P18"><text:s text:c="4"/>"result": 0,</text:p>
      <text:p text:style-name="P18"><text:s text:c="4"/>"result_text": "komunikácia odmietnutá"</text:p>
      <text:p text:style-name="P18">}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Odoslanie požiadavky <text:span text:style-name="T94">na API rozhranie</text:span></text:p>
      <text:p text:style-name="P9">Všetky požiadavky sú odosielané na:</text:p>
      <text:p text:style-name="P12">url: <text:span text:style-name="T83">https://api.</text:span><text:span text:style-name="T30">xxxxxx</text:span><text:span text:style-name="T29">.</text:span><text:span text:style-name="T30">com</text:span><text:span text:style-name="T83">/process</text:span></text:p>
      <text:p text:style-name="Standard"><text:span text:style-name="T15">a ka</text:span>ždá požiadavka odoslaná v jSON objekte obsahuje minimálne tieto prvky<text:span text:style-name="T15">:</text:span></text:p>
      <text:p text:style-name="P39">{</text:p>
      <text:p text:style-name="P38"><text:span text:style-name="T47"><text:s text:c="3"/>"b": </text:span><text:span text:style-name="T37">&lt;application_id&gt;</text:span><text:span text:style-name="T47">,</text:span></text:p>
      <text:p text:style-name="P17"><text:span text:style-name="T47"><text:s text:c="3"/>"</text:span><text:span text:style-name="T52">e</text:span><text:span text:style-name="T47">": "</text:span><text:span text:style-name="T37">&lt;access_id&gt;</text:span><text:span text:style-name="T47">", </text:span></text:p>
      <text:p text:style-name="P42"><text:span text:style-name="T47">"a": "</text:span><text:span text:style-name="T37">&lt;request&gt;</text:span><text:span text:style-name="T47">"</text:span></text:p>
      <text:p text:style-name="P20">}</text:p>
      <text:p text:style-name="P20"/>
      <text:p text:style-name="P20"/>
      <text:p text:style-name="P20"/>
      <text:p text:style-name="P17"><text:span text:style-name="T47">Zoznam po</text:span><text:span text:style-name="T46">žiadaviek</text:span><text:span text:style-name="T47">:</text:span></text:p>
      <text:p text:style-name="P9"/>
      <text:p text:style-name="P21"><text:span text:style-name="T69">B – I. </text:span><text:span text:style-name="T71">“</text:span><text:span text:style-name="T72">get_</text:span><text:span text:style-name="T76">form</text:span><text:span text:style-name="T71">”</text:span><text:span text:style-name="T69"> : </text:span><text:span text:style-name="T70">Vy</text:span><text:span text:style-name="T75">žiadanie formulára</text:span><text:span text:style-name="T73"><text:tab/>str. </text:span><text:span text:style-name="T74">6</text:span></text:p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<text:span text:style-name="T69">B – I. </text:span><text:span text:style-name="T71">“</text:span><text:span text:style-name="T76">get_form</text:span><text:span text:style-name="T71">”</text:span><text:span text:style-name="T69"> - <text:s/></text:span><text:span text:style-name="T70">Vy</text:span><text:span text:style-name="T75">žiadanie formulára</text:span></text:p>
      <text:p text:style-name="Standard"/>
      <text:p text:style-name="Standard">Požiadavka<text:span text:style-name="T15">:</text:span></text:p>
      <text:p text:style-name="P39">{</text:p>
      <text:p text:style-name="P38"><text:span text:style-name="T47"><text:s text:c="3"/>"b": "</text:span><text:span text:style-name="T37">&lt;application_id&gt;</text:span><text:span text:style-name="T47">",</text:span></text:p>
      <text:p text:style-name="P17"><text:span text:style-name="T47"><text:s text:c="3"/>"</text:span><text:span text:style-name="T52">e</text:span><text:span text:style-name="T47">": "</text:span><text:span text:style-name="T37">&lt;access_id&gt;</text:span><text:span text:style-name="T47">", </text:span></text:p>
      <text:p text:style-name="P42"><text:span text:style-name="T47">"a": "</text:span><text:span text:style-name="T52">get_form</text:span><text:span text:style-name="T47">",</text:span></text:p>
      <text:p text:style-name="P43"><text:span text:style-name="T47">"</text:span><text:span text:style-name="T50">r</text:span><text:span text:style-name="T47">": </text:span><text:span text:style-name="T37">&lt;</text:span><text:span text:style-name="T41">topic</text:span><text:span text:style-name="T37">_id&gt;</text:span></text:p>
      <text:p text:style-name="P20">}</text:p>
      <text:p text:style-name="P20"/>
      <text:p text:style-name="P17"><text:span text:style-name="T22">application_id – </text:span><text:span text:style-name="T56">string </text:span><text:span text:style-name="T16">– pridelen</text:span><text:span text:style-name="T44">é application ID</text:span></text:p>
      <text:p text:style-name="P17"><text:span text:style-name="T22">access_id – </text:span><text:span text:style-name="T56">string</text:span><text:span text:style-name="T58"> </text:span><text:span text:style-name="T16">– serverom vygenerovaný a pridelený access ID </text:span></text:p>
      <text:p text:style-name="P17"><text:span text:style-name="T89">get_form</text:span><text:span text:style-name="T22"> – </text:span><text:span text:style-name="T56">string</text:span><text:span text:style-name="T58"> </text:span><text:span text:style-name="T16">– po</text:span><text:span text:style-name="T44">žiadavka na </text:span><text:span text:style-name="T45">formulár</text:span></text:p>
      <text:p text:style-name="P37"><text:span text:style-name="T26">topic_id</text:span><text:span text:style-name="T25"> – </text:span><text:span text:style-name="T57">integer</text:span><text:span text:style-name="T60"> </text:span><text:span text:style-name="T19">– </text:span><text:span text:style-name="T20">id help topic formul</text:span><text:span text:style-name="T87">ára</text:span></text:p>
      <text:p text:style-name="P22"/>
      <text:p text:style-name="Standard">Odpoveď<text:span text:style-name="T15">:</text:span></text:p>
      <text:p text:style-name="P39">{</text:p>
      <text:p text:style-name="P17"><text:span text:style-name="T47"><text:s text:c="3"/>"app_id": "</text:span><text:span text:style-name="T37">&lt;application_id&gt;</text:span><text:span text:style-name="T47">",</text:span></text:p>
      <text:p text:style-name="P38"><text:span text:style-name="T47"><text:s text:c="3"/>"result": </text:span><text:span text:style-name="T37">&lt;result&gt;</text:span><text:span text:style-name="T47">,</text:span></text:p>
      <text:p text:style-name="P40"><text:span text:style-name="T47"><text:s text:c="3"/>"</text:span><text:span text:style-name="T53">topic_id</text:span><text:span text:style-name="T47">": </text:span><text:span text:style-name="T37">&lt;</text:span><text:span text:style-name="T42">topic_id</text:span><text:span text:style-name="T37">&gt;</text:span><text:span text:style-name="T47">,</text:span></text:p>
      <text:p text:style-name="P33"><text:span text:style-name="T47"><text:s text:c="3"/>"</text:span><text:span text:style-name="T52">topic_</text:span><text:span text:style-name="T53">content</text:span><text:span text:style-name="T47">": {</text:span></text:p>
      <text:p text:style-name="P41"><text:span text:style-name="T47"><text:s text:c="8"/>"</text:span><text:span text:style-name="T53">topic_name</text:span><text:span text:style-name="T47">": </text:span><text:span text:style-name="T37">&lt;</text:span><text:span text:style-name="T42">topic_name</text:span><text:span text:style-name="T37">&gt;</text:span><text:span text:style-name="T47">,</text:span></text:p>
      <text:p text:style-name="P41"><text:span text:style-name="T47"><text:s text:c="8"/>"</text:span><text:span text:style-name="T53">topic_</text:span><text:span text:style-name="T49">notes</text:span><text:span text:style-name="T47">": </text:span><text:span text:style-name="T37">&lt;</text:span><text:span text:style-name="T42">topic_n</text:span><text:span text:style-name="T40">otes</text:span><text:span text:style-name="T37">&gt;</text:span><text:span text:style-name="T47">,</text:span></text:p>
      <text:p text:style-name="P34"><text:span text:style-name="T47"><text:s text:c="8"/>"</text:span><text:span text:style-name="T53">form</text:span><text:span text:style-name="T51">s</text:span><text:span text:style-name="T47">": {</text:span></text:p>
      <text:p text:style-name="P34"><text:span text:style-name="T47"><text:s text:c="13"/>"</text:span><text:span text:style-name="T53">form_id</text:span><text:span text:style-name="T47">": "</text:span><text:span text:style-name="T37">&lt;</text:span><text:span text:style-name="T42">form_id</text:span><text:span text:style-name="T37">&gt;</text:span><text:span text:style-name="T47">",</text:span></text:p>
      <text:p text:style-name="P34"><text:span text:style-name="T47"><text:s text:c="13"/>"</text:span><text:span text:style-name="T53">form_title</text:span><text:span text:style-name="T47">": "</text:span><text:span text:style-name="T37">&lt;</text:span><text:span text:style-name="T42">form_title</text:span><text:span text:style-name="T37">&gt;</text:span><text:span text:style-name="T47">",</text:span></text:p>
      <text:p text:style-name="P34"><text:span text:style-name="T47"><text:s text:c="13"/>"</text:span><text:span text:style-name="T53">form_instructions</text:span><text:span text:style-name="T47">": "</text:span><text:span text:style-name="T37">&lt;</text:span><text:span text:style-name="T42">form_instructions</text:span><text:span text:style-name="T37">&gt;</text:span><text:span text:style-name="T47">",</text:span></text:p>
      <text:p text:style-name="P34"><text:span text:style-name="T47"><text:s text:c="13"/>"</text:span><text:span text:style-name="T53">fields</text:span><text:span text:style-name="T47">": {</text:span></text:p>
      <text:p text:style-name="P34"><text:span text:style-name="T47"><text:s text:c="18"/>"</text:span><text:span text:style-name="T53">field_</text:span><text:span text:style-name="T54">id</text:span><text:span text:style-name="T47">": "</text:span><text:span text:style-name="T37">&lt;</text:span><text:span text:style-name="T42">field_</text:span><text:span text:style-name="T43">id</text:span><text:span text:style-name="T37">&gt;</text:span><text:span text:style-name="T47">",</text:span></text:p>
      <text:p text:style-name="P35"><text:span text:style-name="T47"><text:s text:c="18"/>"</text:span><text:span text:style-name="T54">field_</text:span><text:span text:style-name="T48">name</text:span><text:span text:style-name="T47">": "</text:span><text:span text:style-name="T37">&lt;</text:span><text:span text:style-name="T43">field</text:span><text:span text:style-name="T42">_</text:span><text:span text:style-name="T39">name</text:span><text:span text:style-name="T37">&gt;</text:span><text:span text:style-name="T47">",</text:span></text:p>
      <text:p text:style-name="P35"><text:span text:style-name="T47"><text:s text:c="18"/>"</text:span><text:span text:style-name="T48">field_type</text:span><text:span text:style-name="T47">": "</text:span><text:span text:style-name="T37">&lt;</text:span><text:span text:style-name="T39">field</text:span><text:span text:style-name="T42">_</text:span><text:span text:style-name="T39">type</text:span><text:span text:style-name="T37">&gt;</text:span><text:span text:style-name="T47">",</text:span></text:p>
      <text:p text:style-name="P35"><text:span text:style-name="T47"><text:s text:c="18"/>"</text:span><text:span text:style-name="T53">field_configuration</text:span><text:span text:style-name="T47">": "</text:span><text:span text:style-name="T37">&lt;</text:span><text:span text:style-name="T38">field</text:span><text:span text:style-name="T39">_</text:span><text:span text:style-name="T38">configuration</text:span><text:span text:style-name="T37">&gt;</text:span><text:span text:style-name="T47">",</text:span></text:p>
      <text:p text:style-name="P56"><text:span text:style-name="T47"><text:s text:c="18"/>"</text:span><text:span text:style-name="T53">field_</text:span><text:span text:style-name="T55">desc</text:span><text:span text:style-name="T47">": "</text:span><text:span text:style-name="T37">&lt;</text:span><text:span text:style-name="T38">field</text:span><text:span text:style-name="T39">_</text:span><text:span text:style-name="T38">configuration</text:span><text:span text:style-name="T37">&gt;</text:span><text:span text:style-name="T47">",</text:span></text:p>
      <text:p text:style-name="P56"><text:span text:style-name="T47"><text:s text:c="18"/>"</text:span><text:span text:style-name="T53">field_</text:span><text:span text:style-name="T55">validator</text:span><text:span text:style-name="T47">": "</text:span><text:span text:style-name="T37">&lt;</text:span><text:span text:style-name="T38">field</text:span><text:span text:style-name="T39">_</text:span><text:span text:style-name="T38">configuration</text:span><text:span text:style-name="T37">&gt;</text:span><text:span text:style-name="T47">",</text:span></text:p>
      <text:p text:style-name="P56"><text:span text:style-name="T47"><text:s text:c="18"/>"</text:span><text:span text:style-name="T53">field_</text:span><text:span text:style-name="T55">regex</text:span><text:span text:style-name="T47">": "</text:span><text:span text:style-name="T37">&lt;</text:span><text:span text:style-name="T38">field</text:span><text:span text:style-name="T39">_</text:span><text:span text:style-name="T38">configuration</text:span><text:span text:style-name="T37">&gt;</text:span><text:span text:style-name="T47">",</text:span></text:p>
      <text:p text:style-name="P56"><text:span text:style-name="T47"><text:s text:c="18"/>"</text:span><text:span text:style-name="T53">field_</text:span><text:span text:style-name="T55">required</text:span><text:span text:style-name="T47">": "</text:span><text:span text:style-name="T37">&lt;</text:span><text:span text:style-name="T38">field</text:span><text:span text:style-name="T39">_</text:span><text:span text:style-name="T38">configuration</text:span><text:span text:style-name="T37">&gt;</text:span><text:span text:style-name="T47">",</text:span></text:p>
      <text:p text:style-name="P35"><text:span text:style-name="T47"><text:s text:c="18"/></text:span><text:span text:style-name="T66">[</text:span><text:span text:style-name="T47">"</text:span><text:span text:style-name="T48">list</text:span><text:span text:style-name="T47">": {</text:span></text:p>
      <text:p text:style-name="P35"><text:span text:style-name="T47"><text:s text:c="23"/>"</text:span><text:span text:style-name="T54">id</text:span><text:span text:style-name="T47">": "</text:span><text:span text:style-name="T37">&lt;</text:span><text:span text:style-name="T39">list_item</text:span><text:span text:style-name="T42">_</text:span><text:span text:style-name="T43">id</text:span><text:span text:style-name="T37">&gt;</text:span><text:span text:style-name="T47">",</text:span></text:p>
      <text:p text:style-name="P35"><text:span text:style-name="T47"><text:s text:c="23"/>"</text:span><text:span text:style-name="T48">value</text:span><text:span text:style-name="T47">": "</text:span><text:span text:style-name="T37">&lt;</text:span><text:span text:style-name="T39">list_item_value</text:span><text:span text:style-name="T37">&gt;</text:span><text:span text:style-name="T47">"</text:span></text:p>
      <text:p text:style-name="P35"><text:span text:style-name="T37"><text:s text:c="18"/></text:span><text:span text:style-name="T3">}</text:span><text:span text:style-name="T66">]</text:span><text:span text:style-name="T3">,</text:span></text:p>
      <text:p text:style-name="P34"><text:span text:style-name="T37"><text:s text:c="13"/></text:span><text:span text:style-name="T3">},</text:span><text:span text:style-name="T67">[</text:span><text:span text:style-name="T3">{…</text:span><text:span text:style-name="T48">}</text:span><text:span text:style-name="T67">]</text:span><text:span text:style-name="T48">,...</text:span></text:p>
      <text:p text:style-name="P35"><text:span text:style-name="T37"><text:s text:c="8"/></text:span><text:span text:style-name="T3">},</text:span><text:span text:style-name="T67">[</text:span><text:span text:style-name="T3">{…</text:span><text:span text:style-name="T4">}</text:span><text:span text:style-name="T67">]</text:span><text:span text:style-name="T4">,...</text:span></text:p>
      <text:p text:style-name="P42"><text:span text:style-name="T47">"result_text": "</text:span><text:span text:style-name="T37">&lt;result_text&gt;</text:span><text:span text:style-name="T47">"</text:span></text:p>
      <text:p text:style-name="P20"><text:soft-page-break/>}</text:p>
      <text:p text:style-name="P2"/>
      <text:p text:style-name="P17"><text:span text:style-name="T22">application_id – </text:span><text:span text:style-name="T56">string </text:span><text:span text:style-name="T16">– pridelen</text:span><text:span text:style-name="T44">é application ID</text:span></text:p>
      <text:p text:style-name="P17"><text:span text:style-name="T22">result – </text:span><text:span text:style-name="T56">integer </text:span><text:span text:style-name="T16">– výsledok operácie:</text:span></text:p>
      <text:p text:style-name="P50"><text:span text:style-name="T64">1</text:span><text:span text:style-name="T22"> </text:span><text:span text:style-name="T16">– oper</text:span><text:span text:style-name="T44">ácia prebehla v poriadku</text:span></text:p>
      <text:p text:style-name="P50"><text:span text:style-name="T64">0</text:span><text:span text:style-name="T22"> </text:span><text:span text:style-name="T44">– chyba</text:span></text:p>
      <text:p text:style-name="P17"><text:span text:style-name="T23">topic</text:span><text:span text:style-name="T22">_id – </text:span><text:span text:style-name="T56">integer</text:span><text:span text:style-name="T58"> </text:span><text:span text:style-name="T16">– ID </text:span><text:span text:style-name="T17">help topicu z osTicket aplik</text:span><text:span text:style-name="T86">ácie</text:span><text:span text:style-name="T16">, ktor</text:span><text:span text:style-name="T86">ého formulár sa žiada</text:span></text:p>
      <text:p text:style-name="P35"><text:span text:style-name="T23">topic_</text:span><text:span text:style-name="T90">name</text:span><text:span text:style-name="T23"> – </text:span><text:span text:style-name="T63">string</text:span><text:span text:style-name="T59"> </text:span><text:span text:style-name="T17">– </text:span><text:span text:style-name="T86">názov help topicu</text:span></text:p>
      <text:p text:style-name="P36"><text:span text:style-name="T23">topic_</text:span><text:span text:style-name="T24">notes</text:span><text:span text:style-name="T23"> – </text:span><text:span text:style-name="T63">string</text:span><text:span text:style-name="T59"> </text:span><text:span text:style-name="T17">– </text:span><text:span text:style-name="T18">popis</text:span><text:span text:style-name="T86"> help topicu</text:span></text:p>
      <text:p text:style-name="P35"><text:span text:style-name="T90">topic</text:span><text:span text:style-name="T22">[</text:span><text:span text:style-name="T90">form</text:span><text:span text:style-name="T22">] – </text:span><text:span text:style-name="T63">array</text:span><text:span text:style-name="T58"> </text:span><text:span text:style-name="T16">– </text:span><text:span text:style-name="T86">pole formulárov, ktoré help topic obsahuje</text:span></text:p>
      <text:p text:style-name="P35"><text:span text:style-name="T90">form</text:span><text:span text:style-name="T23">[</text:span><text:span text:style-name="T90">form_id</text:span><text:span text:style-name="T23">] – </text:span><text:span text:style-name="T63">integer</text:span><text:span text:style-name="T59"> </text:span><text:span text:style-name="T17">– </text:span><text:span text:style-name="T86">id formulára</text:span></text:p>
      <text:p text:style-name="P35"><text:span text:style-name="T90">form</text:span><text:span text:style-name="T23">[</text:span><text:span text:style-name="T90">form_title</text:span><text:span text:style-name="T23">] – </text:span><text:span text:style-name="T63">string</text:span><text:span text:style-name="T59"> </text:span><text:span text:style-name="T17">– n</text:span><text:span text:style-name="T86">ázov formulára</text:span></text:p>
      <text:p text:style-name="P35"><text:span text:style-name="T90">form</text:span><text:span text:style-name="T23">[</text:span><text:span text:style-name="T90">form_instructions</text:span><text:span text:style-name="T23">] – </text:span><text:span text:style-name="T63">string</text:span><text:span text:style-name="T59"> </text:span><text:span text:style-name="T17">– p</text:span><text:span text:style-name="T86">opis formulára</text:span></text:p>
      <text:p text:style-name="P35"><text:span text:style-name="T91">form</text:span><text:span text:style-name="T23">[</text:span><text:span text:style-name="T90">fields</text:span><text:span text:style-name="T23">] – </text:span><text:span text:style-name="T63">array</text:span><text:span text:style-name="T59"> </text:span><text:span text:style-name="T17">– </text:span><text:span text:style-name="T86">pole formulárov, ktoré help topic obsahuje</text:span></text:p>
      <text:p text:style-name="P57"><text:span text:style-name="T88">field</text:span><text:span text:style-name="T23">[</text:span><text:span text:style-name="T90">f</text:span><text:span text:style-name="T88">ield</text:span><text:span text:style-name="T90">_id</text:span><text:span text:style-name="T23">] – </text:span><text:span text:style-name="T63">integer</text:span><text:span text:style-name="T59"> </text:span><text:span text:style-name="T17">– </text:span><text:span text:style-name="T86">id </text:span><text:span text:style-name="T85">poľa</text:span></text:p>
      <text:p text:style-name="P57"><text:span text:style-name="T90">field</text:span><text:span text:style-name="T23">[</text:span><text:span text:style-name="T90">field_</text:span><text:span text:style-name="T88">name</text:span><text:span text:style-name="T23">] – </text:span><text:span text:style-name="T62">string</text:span><text:span text:style-name="T59"> </text:span><text:span text:style-name="T17">– </text:span><text:span text:style-name="T85">názov poľa (názov premennej, ktorá sa odosiela na API)</text:span></text:p>
      <text:p text:style-name="P57"><text:span text:style-name="T90">field</text:span><text:span text:style-name="T23">[</text:span><text:span text:style-name="T90">field_</text:span><text:span text:style-name="T88">type</text:span><text:span text:style-name="T23">] – </text:span><text:span text:style-name="T62">string</text:span><text:span text:style-name="T59"> </text:span><text:span text:style-name="T17">– </text:span><text:span text:style-name="T85">typ poľa (text / memo / thread / bool / datetime / break / files / choices / list )</text:span></text:p>
      <text:p text:style-name="P57"><text:span text:style-name="T90">field</text:span><text:span text:style-name="T23">[</text:span><text:span text:style-name="T90">field_</text:span><text:span text:style-name="T88">configuration</text:span><text:span text:style-name="T23">] – </text:span><text:span text:style-name="T62">string</text:span><text:span text:style-name="T59"> </text:span><text:span text:style-name="T17">– </text:span><text:span text:style-name="T85">konfiguračná hodnota poľa (jSON)</text:span></text:p>
      <text:p text:style-name="P57"><text:span text:style-name="T90">field</text:span><text:span text:style-name="T23">[</text:span><text:span text:style-name="T90">field_</text:span><text:span text:style-name="T88">desc</text:span><text:span text:style-name="T23">] – </text:span><text:span text:style-name="T63">integer</text:span><text:span text:style-name="T59"> </text:span><text:span text:style-name="T17">– </text:span><text:span text:style-name="T85">popis poľa</text:span></text:p>
      <text:p text:style-name="P57"><text:span text:style-name="T90">field</text:span><text:span text:style-name="T23">[</text:span><text:span text:style-name="T90">field_</text:span><text:span text:style-name="T88">validator</text:span><text:span text:style-name="T23">] – </text:span><text:span text:style-name="T62">string</text:span><text:span text:style-name="T59"> </text:span><text:span text:style-name="T17">– </text:span><text:span text:style-name="T85">použitý validátor </text:span><text:span text:style-name="T16">(regex = regul</text:span><text:span text:style-name="T85">árny výraz</text:span><text:span text:style-name="T16">)</text:span></text:p>
      <text:p text:style-name="P57"><text:span text:style-name="T90">field</text:span><text:span text:style-name="T23">[</text:span><text:span text:style-name="T90">field_</text:span><text:span text:style-name="T88">regex</text:span><text:span text:style-name="T23">] – </text:span><text:span text:style-name="T62">string</text:span><text:span text:style-name="T59"> </text:span><text:span text:style-name="T17">– </text:span><text:span text:style-name="T85">regulárny výraz</text:span></text:p>
      <text:p text:style-name="P57"><text:span text:style-name="T90">field</text:span><text:span text:style-name="T23">[</text:span><text:span text:style-name="T90">field_</text:span><text:span text:style-name="T88">required</text:span><text:span text:style-name="T23">] – </text:span><text:span text:style-name="T62">boolean</text:span><text:span text:style-name="T59"> </text:span><text:span text:style-name="T17">– </text:span><text:span text:style-name="T85">true = povinné pole, false </text:span><text:span text:style-name="T16">= nepovinn</text:span><text:span text:style-name="T85">é pole</text:span></text:p>
      <text:p text:style-name="P17"><text:span text:style-name="T22">result_text – </text:span><text:span text:style-name="T56">string</text:span><text:span text:style-name="T58"> </text:span><text:span text:style-name="T16">– slovný popis výsledku operácie</text:span></text:p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97">C</text:span><text:span text:style-name="T98"> – Odoslanie </text:span><text:span text:style-name="T97">dát z vygenerovaného formulára do API rozhrania osTicket aplikácie</text:span></text:p>
      <text:p text:style-name="P11"><text:span text:style-name="T94">Dáta z vygenerovaného formulára sú odosielané POST requestom na url adresu</text:span>:</text:p>
      <text:p text:style-name="P6">url: <text:span text:style-name="T83">https://api.</text:span><text:span text:style-name="T30">xxxxxx</text:span><text:span text:style-name="T29">.</text:span><text:span text:style-name="T30">com</text:span><text:span text:style-name="T83">/</text:span><text:span text:style-name="T84">ticket</text:span></text:p>
      <text:p text:style-name="P13"><text:span text:style-name="T95">Naše </text:span><text:span text:style-name="T94">API rozhranie formulár spracuje a dáta odošle na API rozhranie osTicket aplikácie. V prípade úspešného vygenerovania ticketu </text:span><text:span text:style-name="T95">API rozhranie vráti jeho ID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2de6d4"/>
    </style:style>
    <style:style style:name="MT3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8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2">osTicket</text:span></text:p>
      </style:header>
      <style:footer>
        <text:p text:style-name="Footer"><text:tab/><text:tab/><text:span text:style-name="MT3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64</meta:editing-cycles>
    <meta:print-date>2019-04-19T19:40:00</meta:print-date>
    <meta:creation-date>2018-12-08T08:18:00</meta:creation-date>
    <dc:date>2019-10-20T21:54:08.999000000</dc:date>
    <meta:editing-duration>P4DT23H32M59S</meta:editing-duration>
    <meta:generator>LibreOffice/6.2.5.2$Windows_x86 LibreOffice_project/1ec314fa52f458adc18c4f025c545a4e8b22c159</meta:generator>
    <meta:document-statistic meta:table-count="1" meta:image-count="0" meta:object-count="0" meta:page-count="9" meta:paragraph-count="211" meta:word-count="928" meta:character-count="8211" meta:non-whitespace-character-count="6972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